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118.03pt">
            <loext:p draw:notify-on-update-of-ranges="Sheet1.A6:Sheet1.A8 Sheet1.B6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LUCAS QUEMENER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ELANIE SEAN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radey</text:p>
          </table:table-cell>
        </table:table-row>
        <table:table-row table:style-name="ro1">
          <table:table-cell table:number-columns-repeated="2"/>
          <table:table-cell table:formula="of:=91+30+8" office:value-type="float" office:value="129" calcext:value-type="float">
            <text:p>12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EXANDRE PAPROCKI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table:formula="of:=SUM([.I2];[.I6])" office:value-type="float" office:value="91" calcext:value-type="float">
            <text:p>91</text:p>
          </table:table-cell>
          <table:table-cell table:formula="of:=[.B6]/[.C5]*100" office:value-type="float" office:value="70.5426356589147" calcext:value-type="float">
            <text:p>70.542635658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ppawaii</text:p>
          </table:table-cell>
        </table:table-row>
        <table:table-row table:style-name="ro1">
          <table:table-cell office:value-type="string" calcext:value-type="string">
            <text:p>Mélanie</text:p>
          </table:table-cell>
          <table:table-cell table:formula="of:=SUM([.I4];[.I3];[.I7])" office:value-type="float" office:value="30" calcext:value-type="float">
            <text:p>30</text:p>
          </table:table-cell>
          <table:table-cell table:formula="of:=[.B7]/[.C5]*100" office:value-type="float" office:value="23.2558139534884" calcext:value-type="float">
            <text:p>23.25581395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ean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table:formula="of:=SUM([.I5])" office:value-type="float" office:value="8" calcext:value-type="float">
            <text:p>8</text:p>
          </table:table-cell>
          <table:table-cell table:formula="of:=[.B8]/[.C5]*100" office:value-type="float" office:value="6.2015503875969" calcext:value-type="float">
            <text:p>6.201550387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6:39:45.474567039</meta:creation-date>
    <dc:date>2018-06-17T17:24:50.154110093</dc:date>
    <meta:editing-duration>PT34M52S</meta:editing-duration>
    <meta:editing-cycles>1</meta:editing-cycles>
    <meta:document-statistic meta:table-count="1" meta:cell-count="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263cm" svg:y="0.316cm" chart:style-name="ch2">
          <text:p>Répartition Code</text:p>
        </chart:title>
        <chart:subtitle svg:x="6.21cm" svg:y="1.275cm" chart:style-name="ch3">
          <text:p>Source : git shortlog</text:p>
        </chart:subtitle>
        <chart:legend chart:legend-position="start" svg:x="0.21cm" svg:y="3.703cm" style:legend-expansion="high" chart:style-name="ch4"/>
        <chart:plot-area chart:style-name="ch5" table:cell-range-address="Sheet1.A6:Sheet1.B8" chart:data-source-has-labels="column" svg:x="2.61cm" svg:y="2.138cm" svg:width="13.07cm" svg:height="6.682cm">
          <chartooo:coordinate-region svg:x="5.804cm" svg:y="2.139cm" svg:width="6.681cm" svg:height="6.681cm"/>
          <chart:axis chart:dimension="x" chart:name="primary-x" chart:style-name="ch6" chartooo:axis-type="auto">
            <chartooo:date-scale/>
            <chart:categories table:cell-range-address="Sheet1.A6:Sheet1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6:Sheet1.B8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ucas</text:p>
                <draw:g>
                  <svg:desc>Sheet1.A6:Sheet1.A8</svg:desc>
                </draw:g>
              </table:table-cell>
              <table:table-cell office:value-type="float" office:value="91">
                <text:p>91</text:p>
                <draw:g>
                  <svg:desc>Sheet1.B6:Sheet1.B8</svg:desc>
                </draw:g>
              </table:table-cell>
            </table:table-row>
            <table:table-row>
              <table:table-cell office:value-type="string">
                <text:p>Mélani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lexandre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